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ize="12pt" fo:font-weight="normal" style:font-size-asian="12pt" style:font-weight-asian="normal" style:font-size-complex="12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font-name="Times New Roman1"/>
    </style:style>
    <style:style style:name="T8" style:family="text">
      <style:text-properties style:font-name="Times New Roman1" fo:font-style="normal" style:font-style-asian="normal" style:font-style-complex="normal"/>
    </style:style>
    <style:style style:name="T9" style:family="text">
      <style:text-properties style:font-name="Times New Roman1" fo:font-style="italic" style:font-style-asian="italic" style:font-style-complex="italic"/>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Programkonstruktion och datastrukturer</text:p>
      <text:p text:style-name="P3">Assignment 2</text:p>
      <text:p text:style-name="P3"/>
      <text:p text:style-name="P1">Författare : Philip Åkerfeldt &amp; Gabriel Jonsson</text:p>
      <text:p text:style-name="P1">Datum: 1 Februari 2013</text:p>
      <text:p text:style-name="P1">Inlämning: 1</text:p>
      <text:p text:style-name="P1"/>
      <text:p text:style-name="Standard"/>
      <text:p text:style-name="Standard"/>
      <text:p text:style-name="P2">Funktioner: </text:p>
      <text:p text:style-name="Standard"/>
      <text:p text:style-name="P3">emptyQtree </text:p>
      <text:p text:style-name="P3"/>
      <text:p text:style-name="Standard">Funktionen skapar endast ett tomt quadträd och detta tar alltid konstant tid oavsett vad du sätter in för värde. Det tar alltså alltid konstant tid.</text:p>
      <text:p text:style-name="Standard">Worst case runtime complexity: f(n) = <text:span text:style-name="T7">Ɵ</text:span>(1)</text:p>
      <text:p text:style-name="Standard"/>
      <text:p text:style-name="P3">insert </text:p>
      <text:p text:style-name="P3"/>
      <text:p text:style-name="Standard"><text:span text:style-name="T2">Vi använder </text:span>Theorem 1 för att fastställa den slutna formen.</text:p>
      <text:p text:style-name="Standard"/>
      <text:p text:style-name="Standard"><text:span text:style-name="T10">Rekursiv form: <text:s/></text:span><text:tab/>T insert (n) = <text:s/><text:tab/>{T0<text:tab/><text:tab/><text:tab/>if <text:s/>n=1</text:p>
      <text:p text:style-name="Standard"><text:tab/><text:tab/><text:tab/><text:tab/><text:tab/>{1*T(n-1)+ Tk<text:tab/>if n&gt;1</text:p>
      <text:p text:style-name="Standard"/>
      <text:p text:style-name="P4"><text:span text:style-name="T10">Sluten form: </text:span><text:tab/><text:tab/>T insert (n) = <text:tab/> n*Tk + T0</text:p>
      <text:p text:style-name="Standard"/>
      <text:p text:style-name="Standard"><text:span text:style-name="T1">Worst case</text:span> är då funktionen måste gå längst ner i trädet för att sätta in rektangeln på rätt plats. Det betyder att funktionens körtid beror på trädets djup (n). </text:p>
      <text:p text:style-name="Standard"/>
      <text:p text:style-name="Standard">Eftersom funktionen väljer att antingen lägga in rektangeln i den horisontella eller vertikala listan, eller så går funktionen ner i endast <text:span text:style-name="T3">ett</text:span><text:span text:style-name="T4"> </text:span>av de fyra subträden vilket betyder att för varje anrop så <text:s/>minskar djupet alltså (n-1).</text:p>
      <text:p text:style-name="Standard"/>
      <text:p text:style-name="Standard">Att utföra jämförelseoperationer tar alltid konstant tid, t.ex: ”&gt;”, ”&lt;”, ”&lt;=” etc. Att lägga till element till en lista tar också konstant tid. Vi benämner dessa två konstanter som en gemensam konstant Tk. Om Rektangeln finns på den horisontella eller vertikala linjen läggs den bara till i den rätta listan vilket tar konstant tid, T0.</text:p>
      <text:p text:style-name="Standard"/>
      <text:p text:style-name="Standard">Tidskomplexiteten för <text:span text:style-name="T1">worst case</text:span><text:span text:style-name="T5">:</text:span> <text:span text:style-name="T7">Ɵ</text:span>(n) (Linjär beroende på trädets djup).</text:p>
      <text:p text:style-name="Standard"/>
      <text:p text:style-name="Standard"/>
      <text:p text:style-name="Standard">(*</text:p>
      <text:p text:style-name="Standard">Om man tänker sig att för varje rekursivt anrop så minskas antalet valbara noder (n) i trädet med fyra, då funktionen endast väljer <text:span text:style-name="T3">ett</text:span><text:span text:style-name="T6"> av dem fyra subträden, så kan man se det som (n/4). </text:span></text:p>
      <text:p text:style-name="Standard">Att utföra jämförelseoperationer tar alltid konstant tid, t.ex: ”&gt;”, ”&lt;”, ”&lt;=” etc. Att lägga till element till en lista tar också konstant tid. Vi benämner dessa två konstanter som en gemensam konstant Tk. Om rektangeln finns på den horisontella eller vertikala linjen läggs den bara till i den rätta listan vilket tar konstant tid, T0.</text:p>
      <text:p text:style-name="Standard"/>
      <text:p text:style-name="Standard"/>
      <text:p text:style-name="Standard"><text:soft-page-break/></text:p>
      <text:p text:style-name="Standard">Formen fås genom <text:span text:style-name="T1">Master Theorem</text:span><text:span text:style-name="T5">:</text:span></text:p>
      <text:p text:style-name="P9">T(n) = <text:s/>1 * T(n/4) + f(n)</text:p>
      <text:p text:style-name="P9">Där (n) är antalet noder i trädet.</text:p>
      <text:p text:style-name="P9">Konstanterna Tk och T0 benämner jag som en gemensam konstant f(n).</text:p>
      <text:p text:style-name="Standard"><text:span text:style-name="T7">Ɵ(</text:span>n^Log4 1) = 1 = f(n) <text:s/>- Vilket passar på case 2 i <text:span text:style-name="T1">Master Theorem </text:span>då funktionen är balanserad med f(n).</text:p>
      <text:p text:style-name="Standard"/>
      <text:p text:style-name="Text_20_body"><text:span text:style-name="T8">Ɵ(</text:span><text:span text:style-name="T5">n^log4 1 * <text:s/>lg n) <text:s/>= </text:span><text:span text:style-name="T8">Ɵ(l</text:span><text:span text:style-name="T5"> * lg n) = </text:span><text:span text:style-name="T8">Ɵ(</text:span><text:span text:style-name="T5">lg n)</text:span></text:p>
      <text:p text:style-name="Text_20_body"><text:span text:style-name="T8">Tidskomplexiteten för </text:span><text:span text:style-name="T9">worst case</text:span><text:span text:style-name="T8"> blir alltså: Ɵ(lg n) (logaritmiskt mot antalet noder i trädet) </text:span></text:p>
      <text:p text:style-name="P9">*)</text:p>
      <text:p text:style-name="Standard"/>
      <text:p text:style-name="P3">query' </text:p>
      <text:p text:style-name="P3"/>
      <text:p text:style-name="P4"><text:span text:style-name="T10">Rekursiv form:</text:span><text:tab/>T(n) = <text:tab/>{T0<text:tab/><text:tab/><text:tab/>if n = 0</text:p>
      <text:p text:style-name="P4"><text:tab/><text:tab/><text:tab/><text:tab/>{1*T(n-1) + Tif<text:tab/>if n &gt;= 1</text:p>
      <text:p text:style-name="P4"/>
      <text:p text:style-name="P4"><text:span text:style-name="T10">Sluten form: </text:span><text:tab/><text:tab/>T(n) =<text:tab/>n*Tif + T0</text:p>
      <text:p text:style-name="P4"><text:tab/><text:tab/><text:tab/><text:tab/></text:p>
      <text:p text:style-name="P4"/>
      <text:p text:style-name="P5">Worst case<text:span text:style-name="T5"> är då funktionen måste gå igenom hela listans längd (n) för att försöka hitta rektangeln som har koordinaterna (x,y) i sig. För varje anrop av funktionen tar man ut det första elementet och jämför det mot koordinaterna. Det betyder att för varje anrop minskar listans längd med ett, alltså (n-1). För varje anrop får vi även en konstant för if-satsen, Tif. Basfallet för funktionen är då listan är tom, det tar funktionen konstant tid att beräkna. Den slutna formen fastställer jag genom </text:span>Theorem 1<text:span text:style-name="T5">.</text:span></text:p>
      <text:p text:style-name="Standard"/>
      <text:p text:style-name="P6">Tidskomplexiteten för <text:span text:style-name="T1">worst case</text:span> blir alltså: <text:span text:style-name="T7">Ɵ</text:span>(n) (Linjär beroende på listans längd)</text:p>
      <text:p text:style-name="Standard"/>
      <text:p text:style-name="P3">query </text:p>
      <text:p text:style-name="P8"/>
      <text:p text:style-name="P8">Att rekursera genom trädet kommer att får samma tidskomplexitet som funktionen <text:span text:style-name="T1">insert</text:span> alltså </text:p>
      <text:p text:style-name="P8">Ɵ(lg n) mot antal noder (n) i trädet. Vi måste även leta igenom alla listor med rektanglar (l) genom <text:s/>hjälpfunktionen <text:span text:style-name="T1">query',</text:span> samt sätta ihop alla rektanglar som har punkten (x,y) i sig. </text:p>
      <text:p text:style-name="P8"><text:tab/></text:p>
      <text:p text:style-name="P8">Vi får alltså 3 olika variabler som måste adderas för den totala tidskomplexiteten.</text:p>
      <text:p text:style-name="P8">T(total) = T(lg n) + <text:s/>T(n) + </text:p>
      <text:p text:style-name="P8"><text:tab/> <text:s text:c="2"/></text:p>
      <text:p text:style-name="P8">Eftersom ett balanserat quadtree (där varje nod innehåller lika många rektanglar i sina <text:tab/>respektive listor) så kan listorna ses som en konstant vilka beror på trädets djup. Således kommer alla testfall (Worst/Average/Best) att resultera I samma körtid – vilken är linjär mot trädets djup. </text:p>
      <text:p text:style-name="P8"/>
      <text:p text:style-name="P8"/>
      <text:p text:style-name="P8"/>
      <text:p text:style-name="P8"/>
      <text:p text:style-name="P8"/>
      <text:p text:style-name="P8"/>
      <text:p text:style-name="Standard"/>
      <text:p text:style-name="Standard"/>
      <text:p text:style-name="Standard"><text:soft-page-break/></text:p>
      <text:p text:style-name="Standard"/>
      <text:p text:style-name="Standard"/>
      <text:p text:style-name="Standard">(* SKRIV INTE DETTA</text:p>
      <text:p text:style-name="Standard">T(n) = a * T(n/b) + f (n)</text:p>
      <text:p text:style-name="Standard">b= 4</text:p>
      <text:p text:style-name="Standard">a= 1</text:p>
      <text:p text:style-name="Standard">f(n) = Tk = konstant</text:p>
      <text:p text:style-name="Standard"/>
      <text:p text:style-name="Standard">T(n) = 1*T(n/4) + Tk</text:p>
      <text:p text:style-name="P4"/>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yjg jghj</meta:initial-creator>
    <meta:creation-date>2013-01-31T15:45:33</meta:creation-date>
    <dc:date>2013-02-01T13:20:43</dc:date>
    <dc:creator>tyjg jghj</dc:creator>
    <meta:editing-duration>PT04H52M31S</meta:editing-duration>
    <meta:editing-cycles>89</meta:editing-cycles>
    <meta:generator>StarOffice/9$Solaris_x86 OpenOffice.org_project/320m12$Build-9483</meta:generator>
    <meta:document-statistic meta:table-count="0" meta:image-count="0" meta:object-count="0" meta:page-count="3" meta:paragraph-count="51" meta:word-count="651" meta:character-count="3746"/>
  </office:meta>
</office:document-meta>
</file>